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55ac1" officeooo:paragraph-rsid="00055ac1"/>
    </style:style>
    <style:style style:name="P2" style:family="paragraph" style:parent-style-name="Standard">
      <style:text-properties style:font-name="calibri" officeooo:rsid="0006b804" officeooo:paragraph-rsid="0006b804"/>
    </style:style>
    <style:style style:name="P3" style:family="paragraph" style:parent-style-name="Standard">
      <style:text-properties style:font-name="calibri" officeooo:rsid="00081738" officeooo:paragraph-rsid="00081738"/>
    </style:style>
    <style:style style:name="P4" style:family="paragraph" style:parent-style-name="Standard">
      <style:text-properties style:font-name="calibri" officeooo:rsid="000be112" officeooo:paragraph-rsid="00274f69"/>
    </style:style>
    <style:style style:name="P5" style:family="paragraph" style:parent-style-name="Standard">
      <style:text-properties style:font-name="calibri" officeooo:rsid="0013145a" officeooo:paragraph-rsid="0013145a"/>
    </style:style>
    <style:style style:name="T1" style:family="text">
      <style:text-properties officeooo:rsid="000ce252"/>
    </style:style>
    <style:style style:name="T2" style:family="text">
      <style:text-properties officeooo:rsid="000e3171"/>
    </style:style>
    <style:style style:name="T3" style:family="text">
      <style:text-properties officeooo:rsid="000e3d66"/>
    </style:style>
    <style:style style:name="T4" style:family="text">
      <style:text-properties officeooo:rsid="000e53c8"/>
    </style:style>
    <style:style style:name="T5" style:family="text">
      <style:text-properties officeooo:rsid="00125f2f"/>
    </style:style>
    <style:style style:name="T6" style:family="text">
      <style:text-properties officeooo:rsid="0013c938"/>
    </style:style>
    <style:style style:name="T7" style:family="text">
      <style:text-properties officeooo:rsid="0013cbb8"/>
    </style:style>
    <style:style style:name="T8" style:family="text">
      <style:text-properties officeooo:rsid="00141451"/>
    </style:style>
    <style:style style:name="T9" style:family="text">
      <style:text-properties officeooo:rsid="00171be8"/>
    </style:style>
    <style:style style:name="T10" style:family="text">
      <style:text-properties officeooo:rsid="0019fd1c"/>
    </style:style>
    <style:style style:name="T11" style:family="text">
      <style:text-properties officeooo:rsid="001b0c2c"/>
    </style:style>
    <style:style style:name="T12" style:family="text">
      <style:text-properties officeooo:rsid="001fa03e"/>
    </style:style>
    <style:style style:name="T13" style:family="text">
      <style:text-properties officeooo:rsid="00201e8e"/>
    </style:style>
    <style:style style:name="T14" style:family="text">
      <style:text-properties officeooo:rsid="00207990"/>
    </style:style>
    <style:style style:name="T15" style:family="text">
      <style:text-properties officeooo:rsid="0020fb6f"/>
    </style:style>
    <style:style style:name="T16" style:family="text">
      <style:text-properties officeooo:rsid="002155fa"/>
    </style:style>
    <style:style style:name="T17" style:family="text">
      <style:text-properties officeooo:rsid="00218d2c"/>
    </style:style>
    <style:style style:name="T18" style:family="text">
      <style:text-properties officeooo:rsid="00234337"/>
    </style:style>
    <style:style style:name="T19" style:family="text">
      <style:text-properties officeooo:rsid="0024b873"/>
    </style:style>
    <style:style style:name="T20" style:family="text">
      <style:text-properties officeooo:rsid="00274f69"/>
    </style:style>
    <style:style style:name="T21" style:family="text">
      <style:text-properties officeooo:rsid="00286a95"/>
    </style:style>
    <style:style style:name="T22" style:family="text">
      <style:text-properties officeooo:rsid="00291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ere are some features that we’d implement to combat possible issues</text:p>
      <text:p text:style-name="P5"/>
      <text:p text:style-name="P5"/>
      <text:p text:style-name="P1"><text:span text:style-name="T6">M</text:span>any of our program’s features are <text:span text:style-name="T7">from existing </text:span>tools, <text:s/><text:span text:style-name="T8">that </text:span>have already gained traction <text:span text:style-name="T8">are used. This means </text:span>data <text:span text:style-name="T8">could be </text:span>duplicated <text:span text:style-name="T8">when institutions are transferring across</text:span>, <text:span text:style-name="T8">so </text:span>may have to be updated twice. To combat this, we <text:span text:style-name="T1">will integrate a sync feature. If their current program is not already on the included list, they can submit a request and either manually copy it or wait for it to be done automatically. </text:span></text:p>
      <text:p text:style-name="P1"/>
      <text:p text:style-name="P1">There’<text:span text:style-name="T5">ll </text:span>be a planner <text:span text:style-name="T2">widget,</text:span> so the assignments can be broken down into individual tasks. This reduces the need for a separate file <text:span text:style-name="T9">or calendar</text:span>, which could be lost or corrupted if local storage fails. <text:span text:style-name="T2">Widgets can be added for multiple part, and will include a shortcut to the app’s page. </text:span></text:p>
      <text:p text:style-name="P1"/>
      <text:p text:style-name="P2"><text:span text:style-name="T3">With so many features, s</text:span>torage requirements can increase quickly. <text:span text:style-name="T10">So we’ll</text:span> create a lite version of the app for phones <text:span text:style-name="T11">and </text:span>tablets. This will <text:span text:style-name="T3">also </text:span>be easier <text:span text:style-name="T3">on </text:span>slower network connections, <text:span text:style-name="T4">and older devices. </text:span></text:p>
      <text:p text:style-name="P2"/>
      <text:p text:style-name="P2">For desktop users, we will also have a web-based client. To avoid data issues, the standalone program will sync directly to/from this web-based client. This reduces dependency on a stable internet connection, as data willl still be available if the user is offline. </text:p>
      <text:p text:style-name="P2"/>
      <text:p text:style-name="P3"><text:span text:style-name="T12">S</text:span>ome parts of each course will not be available to all users. For example, student <text:span text:style-name="T13">s can’t</text:span> edit their grades, and they may have different priorities <text:span text:style-name="T14">to lecturers on what they want to access.</text:span> For this reason, there will be individual student, <text:span text:style-name="T15">l</text:span>ecturer <text:span text:style-name="T15">and </text:span>parent apps. This decreases storage <text:span text:style-name="T16">and a</text:span>llows for a more comfortable UI.</text:p>
      <text:p text:style-name="P3"/>
      <text:p text:style-name="P3"><text:span text:style-name="T17">The program might be too cluttered with so many courses. The </text:span>automatically archive <text:span text:style-name="T17">feature can have a custom period for maximum flexibility.</text:span> Pages can also be grouped together <text:span text:style-name="T19">in the navigation pane</text:span>, <text:span text:style-name="T17">such as</text:span> weekly assignments, coursework pages, exam schedules <text:span text:style-name="T18">and a</text:span> deadline calendar.</text:p>
      <text:p text:style-name="P3"/>
      <text:p text:style-name="P4">If users <text:span text:style-name="T20">want any</text:span> features added <text:span text:style-name="T20">or encounter bugs</text:span>, t<text:span text:style-name="T20">they can </text:span>submit feedback <text:span text:style-name="T20">by sending an </text:span>email or filling out a form. They can also view their previously submitted feedback. </text:p>
      <text:p text:style-name="P4"/>
      <text:p text:style-name="P4"><text:span text:style-name="T20">New features are first</text:span> tested in-house, then released to <text:span text:style-name="T21">various channels (alpha, beta, and stable). Anyone</text:span> can quickly change which channel they want to stay on, and new features will be added to a <text:span text:style-name="T22">open changelog. (Open = anyone can access i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1:20:10.064119171</meta:creation-date>
    <meta:generator>LibreOffice/6.1.5.2$Linux_X86_64 LibreOffice_project/10$Build-2</meta:generator>
    <dc:date>2021-01-26T16:02:11.144418696</dc:date>
    <meta:editing-duration>PT4H27M41S</meta:editing-duration>
    <meta:editing-cycles>40</meta:editing-cycles>
    <meta:document-statistic meta:table-count="0" meta:image-count="0" meta:object-count="0" meta:page-count="1" meta:paragraph-count="9" meta:word-count="383" meta:character-count="2286" meta:non-whitespace-character-count="1906"/>
  </office:meta>
</office:document-meta>
</file>